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t@crn-deb6:~# apt-get install oinkmaster</text:p>
      <text:p text:style-name="Standard">Leyendo lista de paquetes... Hecho</text:p>
      <text:p text:style-name="Standard">Creando árbol de dependencias <text:s text:c="6"/></text:p>
      <text:p text:style-name="Standard">Leyendo la información de estado... Hecho</text:p>
      <text:p text:style-name="Standard">oinkmaster ya está en su versión más reciente.</text:p>
      <text:p text:style-name="Standard">fijado oinkmaster como instalado manualmente.</text:p>
      <text:p text:style-name="Standard">0 actualizados, 0 se instalarán, 0 para eliminar y 27 no actualizados.</text:p>
      <text:p text:style-name="Standard">N: Ignoring file 'apt-build' in directory '/etc/apt/sources.list.d/' as it has no filename extension</text:p>
      <text:p text:style-name="Standard">root@crn-deb6:~# </text:p>
      <text:p text:style-name="Standard"/>
      <text:p text:style-name="Standard">Editar /etc/oinkmaster.conf</text:p>
      <text:p text:style-name="Standard"># -------------------------</text:p>
      <text:p text:style-name="Standard"># Location of rules archive</text:p>
      <text:p text:style-name="Standard"># -------------------------</text:p>
      <text:p text:style-name="Standard"># NOTE: this might need to be changed based on the Snort version</text:p>
      <text:p text:style-name="Standard"># you are running. This configuration files uses Snort 2.2.x</text:p>
      <text:p text:style-name="Standard">#url = http://www.snort.org/dl/rules/snortrules-snapshot-2_2.tar.gz</text:p>
      <text:p text:style-name="Standard"></text:p>
      <text:p text:style-name="Standard"># --------------------------</text:p>
      <text:p text:style-name="Standard"># CRN</text:p>
      <text:p text:style-name="Standard"># --------------------------</text:p>
      <text:p text:style-name="P1">url = http://www.emergingthreats.net/rules/emerging.rules.tar.gz</text:p>
      <text:p text:style-name="Standard"/>
      <text:p text:style-name="Standard">y</text:p>
      <text:p text:style-name="Standard"/>
      <text:p text:style-name="Standard">modifysid * "alert" | "drop"</text:p>
      <text:p text:style-name="Standard"/>
      <text:p text:style-name="Standard">Guardar los cambio:</text:p>
      <text:p text:style-name="Standard">Ahora descargar y actualizar rules</text:p>
      <text:p text:style-name="Standard"/>
      <text:p text:style-name="Standard"># oinkmaster -C /etc/oinkmaster.conf -o /etc/snort/rules</text:p>
      <text:p text:style-name="Standard"/>
      <text:p text:style-name="Standard">Probar con suricata</text:p>
      <text:p text:style-name="Standard"/>
      <text:p text:style-name="Standard">suricata -c /etc/suricata/suricata-debian.yaml -i eth0</text:p>
      <text:p text:style-name="Standard"/>
      <text:p text:style-name="Standard">arranca asi:</text:p>
      <text:p text:style-name="Standard"/>
      <text:p text:style-name="Standard">[2753] 7/10/2011 -- 15:01:52 - (source-pcap.c:267) &lt;Info&gt; (ReceivePcapThreadInit) -- using interface eth0</text:p>
      <text:p text:style-name="Standard">[2752] 7/10/2011 -- 15:01:52 - (stream-tcp.c:367) &lt;Info&gt; (StreamTcpInitConfig) -- stream "max_sessions": 262144</text:p>
      <text:p text:style-name="Standard">[2752] 7/10/2011 -- 15:01:52 - (stream-tcp.c:379) &lt;Info&gt; (StreamTcpInitConfig) -- stream "prealloc_sessions": 32768</text:p>
      <text:p text:style-name="Standard">[2752] 7/10/2011 -- 15:01:52 - (stream-tcp.c:389) &lt;Info&gt; (StreamTcpInitConfig) -- stream "memcap": 33554432</text:p>
      <text:p text:style-name="Standard">[2752] 7/10/2011 -- 15:01:52 - (stream-tcp.c:396) &lt;Info&gt; (StreamTcpInitConfig) -- stream "midstream" session pickups: disabled</text:p>
      <text:p text:style-name="Standard">[2752] 7/10/2011 -- 15:01:52 - (stream-tcp.c:404) &lt;Info&gt; (StreamTcpInitConfig) -- stream "async_oneside": disabled</text:p>
      <text:p text:style-name="Standard">[2752] 7/10/2011 -- 15:01:52 - (stream-tcp.c:413) &lt;Info&gt; (StreamTcpInitConfig) -- stream.reassembly "memcap": 67108864</text:p>
      <text:p text:style-name="Standard"><text:soft-page-break/>[2752] 7/10/2011 -- 15:01:52 - (stream-tcp.c:433) &lt;Info&gt; (StreamTcpInitConfig) -- stream.reassembly "depth": 1048576</text:p>
      <text:p text:style-name="Standard">[2752] 7/10/2011 -- 15:02:03 - (tm-threads.c:1429) &lt;Info&gt; (TmThreadWaitOnThreadInit) -- all 5 packet processing threads, 3 management threads initialized, <text:span text:style-name="T1">engine started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7T10:14:24</meta:creation-date>
    <meta:generator>LibreOffice/3.3$Linux LibreOffice_project/330m19$Build-301</meta:generator>
    <dc:date>2011-10-07T12:03:08</dc:date>
    <dc:creator>Manuel Campos</dc:creator>
    <meta:editing-duration>PT1H48M45S</meta:editing-duration>
    <meta:editing-cycles>2</meta:editing-cycles>
    <meta:document-statistic meta:table-count="0" meta:image-count="0" meta:object-count="0" meta:page-count="2" meta:paragraph-count="38" meta:word-count="252" meta:character-count="2191"/>
  </office:meta>
</office:document-meta>
</file>